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07cm" fo:min-width="7.504cm"/>
      <style:paragraph-properties style:writing-mode="lr-tb"/>
    </style:style>
    <style:style style:name="gr2" style:family="graphic" style:parent-style-name="standard" style:list-style-name="L2">
      <style:graphic-properties draw:stroke="solid" svg:stroke-width="0.081cm" svg:stroke-color="#c9211e" draw:marker-start="" draw:marker-start-width="0.321cm" draw:marker-start-center="false" draw:marker-end="" draw:marker-end-width="0.321cm" draw:marker-end-center="false" draw:fill="gradient" draw:fill-color="#ffffff" draw:fill-gradient-name="Filled_20_Red" draw:textarea-horizontal-align="justify" draw:textarea-vertical-align="middle" draw:auto-grow-height="false" fo:min-height="0.547cm" fo:min-width="0.316cm" fo:padding-top="0.04cm" fo:padding-bottom="0.04cm" fo:padding-left="0.04cm" fo:padding-right="0.04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.081cm" svg:stroke-color="#c9211e" draw:marker-start="" draw:marker-start-width="0.321cm" draw:marker-start-center="false" draw:marker-end="" draw:marker-end-width="0.321cm" draw:marker-end-center="false" draw:fill="gradient" draw:fill-color="#ffffff" draw:fill-gradient-name="Filled_20_Red" draw:textarea-horizontal-align="justify" draw:textarea-vertical-align="middle" draw:auto-grow-height="false" fo:min-height="0.547cm" fo:min-width="0.316cm" fo:padding-top="0.04cm" fo:padding-bottom="0.04cm" fo:padding-left="0.04cm" fo:padding-right="0.04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.081cm" svg:stroke-color="#c9211e" draw:marker-start="" draw:marker-start-width="0.321cm" draw:marker-start-center="false" draw:marker-end="" draw:marker-end-width="0.321cm" draw:marker-end-center="false" draw:fill="gradient" draw:fill-color="#ffffff" draw:fill-gradient-name="Filled_20_Red" draw:textarea-horizontal-align="justify" draw:textarea-vertical-align="middle" draw:auto-grow-height="false" fo:min-height="0.547cm" fo:min-width="0.316cm" fo:padding-top="0.04cm" fo:padding-bottom="0.04cm" fo:padding-left="0.04cm" fo:padding-right="0.04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.081cm" svg:stroke-color="#c9211e" draw:marker-start="" draw:marker-start-width="0.321cm" draw:marker-start-center="false" draw:marker-end="" draw:marker-end-width="0.321cm" draw:marker-end-center="false" draw:fill="gradient" draw:fill-color="#ffffff" draw:fill-gradient-name="Filled_20_Red" draw:textarea-horizontal-align="justify" draw:textarea-vertical-align="middle" draw:auto-grow-height="false" fo:min-height="0.547cm" fo:min-width="0.316cm" fo:padding-top="0.04cm" fo:padding-bottom="0.04cm" fo:padding-left="0.04cm" fo:padding-right="0.04cm" draw:shadow="hidden" draw:shadow-offset-x="0.2cm" draw:shadow-offset-y="0.2cm" draw:shadow-color="#808080"/>
    </style:style>
    <style:style style:name="gr6" style:family="graphic" style:parent-style-name="standard">
      <style:graphic-properties draw:stroke="none" svg:stroke-color="#000000" draw:fill="none" draw:fill-color="#ffffff" fo:min-height="0.54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8" style:family="graphic" style:parent-style-name="standard" style:list-style-name="L2">
      <style:graphic-properties draw:stroke="solid" svg:stroke-width="0.081cm" svg:stroke-color="#c9211e" draw:marker-start="" draw:marker-start-width="0.321cm" draw:marker-start-center="false" draw:marker-end="" draw:marker-end-width="0.321cm" draw:marker-end-center="false" draw:fill="gradient" draw:fill-color="#ffffff" draw:fill-gradient-name="Filled_20_Red" draw:textarea-horizontal-align="justify" draw:textarea-vertical-align="middle" draw:auto-grow-height="false" fo:min-height="0.547cm" fo:min-width="0.316cm" fo:padding-top="0.04cm" fo:padding-bottom="0.04cm" fo:padding-left="0.04cm" fo:padding-right="0.04cm" draw:shadow="hidden" draw:shadow-offset-x="0.2cm" draw:shadow-offset-y="0.2cm" draw:shadow-color="#808080"/>
    </style:style>
    <style:style style:name="gr9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81cm" svg:stroke-color="#c9211e" draw:marker-start="" draw:marker-start-width="0.321cm" draw:marker-start-center="false" draw:marker-end="" draw:marker-end-width="0.321cm" draw:marker-end-center="false" draw:fill="gradient" draw:fill-color="#ffffff" draw:fill-gradient-name="Filled_20_Red" draw:textarea-horizontal-align="justify" draw:textarea-vertical-align="middle" draw:auto-grow-height="false" fo:min-height="0.547cm" fo:min-width="0.316cm" fo:padding-top="0.04cm" fo:padding-bottom="0.04cm" fo:padding-left="0.04cm" fo:padding-right="0.04cm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462cm" fo:min-width="5.904cm"/>
    </style:style>
    <style:style style:name="gr12" style:family="graphic" style:parent-style-name="standard">
      <style:graphic-properties draw:stroke="none" draw:fill="none" fo:min-height="0.713cm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81cm" svg:stroke-color="#c9211e" draw:marker-start="" draw:marker-start-width="0.321cm" draw:marker-start-center="false" draw:marker-end="" draw:marker-end-width="0.321cm" draw:marker-end-center="false" draw:fill="gradient" draw:fill-color="#ffffff" draw:fill-gradient-name="Filled_20_Red" draw:textarea-horizontal-align="justify" draw:textarea-vertical-align="middle" draw:auto-grow-height="false" fo:min-height="0.547cm" fo:min-width="0.316cm" fo:padding-top="0.04cm" fo:padding-bottom="0.04cm" fo:padding-left="0.04cm" fo:padding-right="0.04cm" draw:shadow="hidden" draw:shadow-offset-x="0.2cm" draw:shadow-offset-y="0.2cm" draw:shadow-color="#808080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81cm" svg:stroke-color="#c9211e" draw:marker-start="" draw:marker-start-width="0.321cm" draw:marker-start-center="false" draw:marker-end="" draw:marker-end-width="0.321cm" draw:marker-end-center="false" draw:fill="gradient" draw:fill-color="#ffffff" draw:fill-gradient-name="Filled_20_Red" draw:textarea-horizontal-align="justify" draw:textarea-vertical-align="middle" draw:auto-grow-height="false" fo:min-height="0.547cm" fo:min-width="0.316cm" fo:padding-top="0.04cm" fo:padding-bottom="0.04cm" fo:padding-left="0.04cm" fo:padding-right="0.04cm" draw:shadow="hidden" draw:shadow-offset-x="0.2cm" draw:shadow-offset-y="0.2cm" draw:shadow-color="#808080"/>
      <style:paragraph-properties style:writing-mode="lr-tb"/>
    </style:style>
    <style:style style:name="gr15" style:family="graphic" style:parent-style-name="standard" style:list-style-name="L2">
      <style:graphic-properties draw:stroke="solid" svg:stroke-width="0.081cm" svg:stroke-color="#c9211e" draw:marker-start="" draw:marker-start-width="0.321cm" draw:marker-start-center="false" draw:marker-end="" draw:marker-end-width="0.321cm" draw:marker-end-center="false" draw:fill="gradient" draw:fill-color="#ffffff" draw:fill-gradient-name="Filled_20_Red" draw:textarea-horizontal-align="justify" draw:textarea-vertical-align="middle" draw:auto-grow-height="false" fo:min-height="0.547cm" fo:min-width="0.316cm" fo:padding-top="0.04cm" fo:padding-bottom="0.04cm" fo:padding-left="0.04cm" fo:padding-right="0.04cm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ffffff" draw:fill-gradient-name="Filled_20_Re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Free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4pt" style:font-size-asian="18pt" style:font-size-complex="18pt"/>
    </style:style>
    <style:style style:name="P5" style:family="paragraph">
      <loext:graphic-properties draw:fill="none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88cm" svg:height="3.493cm" svg:x="7.032cm" svg:y="3.857cm">
          <text:p text:style-name="P1">Objective Metrics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short-right-arrow" draw:style-name="gr2" draw:text-style-name="P2" draw:layer="layout" svg:width="0.67cm" svg:height="1.221cm" draw:transform="rotate (-1.5707963267949) translate (8.888cm 2.887cm)">
          <text:p/>
          <draw:enhanced-geometry svg:viewBox="0 0 21600 21600" draw:text-areas="0 ?f0 ?f5 ?f2" draw:type="right-arrow" draw:modifiers="4361.01949025487 5256.971514242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short-right-arrow_0" draw:style-name="gr3" draw:text-style-name="P2" draw:layer="layout" svg:width="0.67cm" svg:height="1.221cm" draw:transform="rotate (-1.5707963267949) translate (10.793cm 2.887cm)">
          <text:p/>
          <draw:enhanced-geometry svg:viewBox="0 0 21600 21600" draw:text-areas="0 ?f0 ?f5 ?f2" draw:type="right-arrow" draw:modifiers="4361.01949025487 5256.971514242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short-right-arrow_1" draw:style-name="gr4" draw:text-style-name="P2" draw:layer="layout" svg:width="0.67cm" svg:height="1.221cm" draw:transform="rotate (-1.5707963267949) translate (18.462cm 2.87cm)">
          <text:p/>
          <draw:enhanced-geometry svg:viewBox="0 0 21600 21600" draw:text-areas="0 ?f0 ?f5 ?f2" draw:type="right-arrow" draw:modifiers="4361.01949025487 5256.971514242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short-right-arrow_2" draw:style-name="gr5" draw:text-style-name="P2" draw:layer="layout" svg:width="0.67cm" svg:height="1.221cm" draw:transform="rotate (-1.5707963267949) translate (20.636cm 2.887cm)">
          <text:p/>
          <draw:enhanced-geometry svg:viewBox="0 0 21600 21600" draw:text-areas="0 ?f0 ?f5 ?f2" draw:type="right-arrow" draw:modifiers="4361.01949025487 5256.971514242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6.032cm" svg:height="0.962cm" svg:x="6.08cm" svg:y="1.794cm">
          <draw:text-box>
            <text:p><text:s/>👨‍👩 Public ‍👦‍👨🏾‍</text:p>
          </draw:text-box>
        </draw:frame>
        <draw:frame draw:style-name="gr7" draw:text-style-name="P3" draw:layer="layout" svg:width="5.08cm" svg:height="0.962cm" svg:x="16.557cm" svg:y="1.794cm">
          <draw:text-box>
            <text:p>👩🏼‍ City Staff 👷🏽</text:p>
          </draw:text-box>
        </draw:frame>
        <draw:custom-shape draw:name="short-right-arrow_3" draw:style-name="gr8" draw:text-style-name="P2" draw:layer="layout" svg:width="0.67cm" svg:height="1.221cm" draw:transform="rotate (-1.5707963267949) translate (14.787cm 7.667cm)">
          <text:p/>
          <draw:enhanced-geometry svg:viewBox="0 0 21600 21600" draw:text-areas="0 ?f0 ?f5 ?f2" draw:type="right-arrow" draw:modifiers="4361.01949025487 5256.971514242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3" draw:layer="layout" svg:width="12.383cm" svg:height="1.038cm" svg:x="7.985cm" svg:y="8.62cm">
          <draw:text-box>
            <text:p><text:s/>👨‍👩 Council Sidewalk Committee ‍👨🏾‍‍👦</text:p>
          </draw:text-box>
        </draw:frame>
        <draw:custom-shape draw:name="short-right-arrow_4" draw:style-name="gr10" draw:text-style-name="P2" draw:layer="layout" svg:width="0.67cm" svg:height="1.221cm" draw:transform="rotate (-1.5707963267949) translate (14.787cm 9.855cm)">
          <text:p/>
          <draw:enhanced-geometry svg:viewBox="0 0 21600 21600" draw:text-areas="0 ?f0 ?f5 ?f2" draw:type="right-arrow" draw:modifiers="4361.01949025487 5256.971514242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1.43cm" svg:height="1.27cm" svg:x="8.461cm" svg:y="10.842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2" draw:text-style-name="P5" draw:layer="layout" svg:width="6.939cm" svg:height="0.963cm" svg:x="10.707cm" svg:y="11.149cm">
          <draw:text-box>
            <text:p text:style-name="P4"><text:span text:style-name="T1">Committee may add projects</text:span></text:p>
          </draw:text-box>
        </draw:frame>
        <draw:g>
          <draw:custom-shape draw:name="short-right-arrow_5" draw:style-name="gr13" draw:text-style-name="P2" draw:layer="layout" svg:width="0.67cm" svg:height="1.221cm" draw:transform="rotate (-1.5707963267949) translate (11.27cm 12.412cm)">
            <text:p/>
            <draw:enhanced-geometry svg:viewBox="0 0 21600 21600" draw:text-areas="0 ?f0 ?f5 ?f2" draw:type="right-arrow" draw:modifiers="4361.01949025487 5256.9715142428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short-right-arrow_6" draw:style-name="gr14" draw:text-style-name="P2" draw:layer="layout" svg:width="0.67cm" svg:height="1.221cm" draw:transform="rotate (-1.5707963267949) translate (15.08cm 12.412cm)">
            <text:p/>
            <draw:enhanced-geometry svg:viewBox="0 0 21600 21600" draw:text-areas="0 ?f0 ?f5 ?f2" draw:type="right-arrow" draw:modifiers="4361.01949025487 5256.9715142428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short-right-arrow_7" draw:style-name="gr15" draw:text-style-name="P2" draw:layer="layout" svg:width="0.67cm" svg:height="1.221cm" draw:transform="rotate (-1.5707963267949) translate (18.304cm 12.412cm)">
            <text:p/>
            <draw:enhanced-geometry svg:viewBox="0 0 21600 21600" draw:text-areas="0 ?f0 ?f5 ?f2" draw:type="right-arrow" draw:modifiers="4361.01949025487 5256.9715142428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6" draw:text-style-name="P3" draw:layer="layout" svg:width="8.89cm" svg:height="1.27cm" svg:x="9.731cm" svg:y="13.265cm">
          <draw:text-box>
            <text:p>~3 sidewalks funded per 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6d6d" draw:end-color="#c9211e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12T12:05:06.604564738</meta:creation-date>
    <dc:date>2020-09-12T12:46:56.890117553</dc:date>
    <meta:editing-duration>PT16S</meta:editing-duration>
    <meta:editing-cycles>1</meta:editing-cycles>
    <meta:document-statistic meta:object-count="17"/>
    <meta:generator>LibreOffice/7.0.1.2$Linux_X86_64 LibreOffice_project/00$Build-2</meta:generator>
  </office:meta>
</office:document-meta>
</file>